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9-22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7-10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5-08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5-03-03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2-30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0-09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7-16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4-29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3-0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1-0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0-23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8-01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5-02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2-22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2-20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0-1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9-15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7-13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6-13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4-27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3-0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2-11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2-1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0-14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8-03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6-0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5-06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2-2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95542857143" calcext:value-type="float">
            <text:p>7.58995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825316129032" calcext:value-type="float">
            <text:p>7.7282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28696" calcext:value-type="float">
            <text:p>7.92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756975" calcext:value-type="float">
            <text:p>7.9875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237651612903" calcext:value-type="float">
            <text:p>8.00237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40103225807" calcext:value-type="float">
            <text:p>7.85440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882606451613" calcext:value-type="float">
            <text:p>7.51882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61424516129" calcext:value-type="float">
            <text:p>7.5061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969425" calcext:value-type="float">
            <text:p>7.4596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763483870968" calcext:value-type="float">
            <text:p>7.3776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10606451613" calcext:value-type="float">
            <text:p>7.47310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40524137931" calcext:value-type="float">
            <text:p>7.72405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81225" calcext:value-type="float">
            <text:p>8.0228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71793548387" calcext:value-type="float">
            <text:p>8.26371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748851612903" calcext:value-type="float">
            <text:p>8.5174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848309677419" calcext:value-type="float">
            <text:p>8.65848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59870967742" calcext:value-type="float">
            <text:p>8.3175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416929032258" calcext:value-type="float">
            <text:p>8.11416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1315862069" calcext:value-type="float">
            <text:p>7.84513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58577777778" calcext:value-type="float">
            <text:p>7.452585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86262068966" calcext:value-type="float">
            <text:p>6.809862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7576" calcext:value-type="float">
            <text:p>6.7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902482758621" calcext:value-type="float">
            <text:p>7.569024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245806451613" calcext:value-type="float">
            <text:p>7.6224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25072" calcext:value-type="float">
            <text:p>7.51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892975" calcext:value-type="float">
            <text:p>7.4389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342425806452" calcext:value-type="float">
            <text:p>7.4134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11974193548" calcext:value-type="float">
            <text:p>7.22611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277109677419" calcext:value-type="float">
            <text:p>7.15277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663458064516" calcext:value-type="float">
            <text:p>7.1666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33032258065" calcext:value-type="float">
            <text:p>7.19033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459972413793" calcext:value-type="float">
            <text:p>7.294599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248722580645" calcext:value-type="float">
            <text:p>7.4624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506658064516" calcext:value-type="float">
            <text:p>7.5750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9616" calcext:value-type="float">
            <text:p>7.7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992975" calcext:value-type="float">
            <text:p>7.8199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8788" calcext:value-type="float">
            <text:p>7.82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445290322581" calcext:value-type="float">
            <text:p>7.9744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278141935484" calcext:value-type="float">
            <text:p>7.9727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53944" calcext:value-type="float">
            <text:p>7.90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848975" calcext:value-type="float">
            <text:p>7.7284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65304" calcext:value-type="float">
            <text:p>7.59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15165" calcext:value-type="float">
            <text:p>7.5615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42257142857" calcext:value-type="float">
            <text:p>7.62642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562141935484" calcext:value-type="float">
            <text:p>7.83562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34625" calcext:value-type="float">
            <text:p>8.1043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1232" calcext:value-type="float">
            <text:p>8.25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509" calcext:value-type="float">
            <text:p>8.2635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2808" calcext:value-type="float">
            <text:p>8.2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552877419355" calcext:value-type="float">
            <text:p>7.90552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6724" calcext:value-type="float">
            <text:p>7.31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9592" calcext:value-type="float">
            <text:p>6.93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980975" calcext:value-type="float">
            <text:p>6.8598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87392" calcext:value-type="float">
            <text:p>6.82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52225" calcext:value-type="float">
            <text:p>6.8455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109131034483" calcext:value-type="float">
            <text:p>6.971091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722451612903" calcext:value-type="float">
            <text:p>7.1672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82555" calcext:value-type="float">
            <text:p>7.3782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27128" calcext:value-type="float">
            <text:p>7.58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90864516129" calcext:value-type="float">
            <text:p>7.6019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652463157895" calcext:value-type="float">
            <text:p>7.6065246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5972" calcext:value-type="float">
            <text:p>7.39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849677419355" calcext:value-type="float">
            <text:p>7.2684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721316129032" calcext:value-type="float">
            <text:p>7.0272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125058064516" calcext:value-type="float">
            <text:p>6.7612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58816" calcext:value-type="float">
            <text:p>6.87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868925" calcext:value-type="float">
            <text:p>7.0386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0524" calcext:value-type="float">
            <text:p>7.2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55045" calcext:value-type="float">
            <text:p>7.4655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281651612903" calcext:value-type="float">
            <text:p>7.7128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318658064516" calcext:value-type="float">
            <text:p>7.7731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559277419355" calcext:value-type="float">
            <text:p>7.6555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564" calcext:value-type="float">
            <text:p>7.68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519375" calcext:value-type="float">
            <text:p>7.2651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559380645161" calcext:value-type="float">
            <text:p>6.97559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87648" calcext:value-type="float">
            <text:p>6.72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62816" calcext:value-type="float">
            <text:p>6.595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415904" calcext:value-type="float">
            <text:p>7.094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26374193548" calcext:value-type="float">
            <text:p>7.2352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80025806452" calcext:value-type="float">
            <text:p>7.37380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0096" calcext:value-type="float">
            <text:p>7.51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26735483871" calcext:value-type="float">
            <text:p>7.5222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5232" calcext:value-type="float">
            <text:p>7.51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412387096774" calcext:value-type="float">
            <text:p>7.5541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55195" calcext:value-type="float">
            <text:p>7.5855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5692" calcext:value-type="float">
            <text:p>7.69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114675" calcext:value-type="float">
            <text:p>7.6511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4152" calcext:value-type="float">
            <text:p>7.6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430875" calcext:value-type="float">
            <text:p>7.8043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800657142857" calcext:value-type="float">
            <text:p>8.10800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7423" calcext:value-type="float">
            <text:p>8.3374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043225806452" calcext:value-type="float">
            <text:p>8.6204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33936" calcext:value-type="float">
            <text:p>8.81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892175" calcext:value-type="float">
            <text:p>8.8989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44144" calcext:value-type="float">
            <text:p>8.95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27303225806" calcext:value-type="float">
            <text:p>9.11627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71195" calcext:value-type="float">
            <text:p>8.9571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5008" calcext:value-type="float">
            <text:p>8.68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56075" calcext:value-type="float">
            <text:p>8.6775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08392" calcext:value-type="float">
            <text:p>8.39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744425" calcext:value-type="float">
            <text:p>8.5074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031172413793" calcext:value-type="float">
            <text:p>8.80031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683875" calcext:value-type="float">
            <text:p>8.9968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310916129032" calcext:value-type="float">
            <text:p>9.2431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13984" calcext:value-type="float">
            <text:p>9.46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910075" calcext:value-type="float">
            <text:p>9.56910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84416" calcext:value-type="float">
            <text:p>9.57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20135" calcext:value-type="float">
            <text:p>9.2520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80593548387" calcext:value-type="float">
            <text:p>8.96780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37695483871" calcext:value-type="float">
            <text:p>8.5537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62193548387" calcext:value-type="float">
            <text:p>7.8766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88264" calcext:value-type="float">
            <text:p>7.6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6205" calcext:value-type="float">
            <text:p>7.736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8892" calcext:value-type="float">
            <text:p>7.89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965" calcext:value-type="float">
            <text:p>8.101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19638709677" calcext:value-type="float">
            <text:p>8.17119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51329032258" calcext:value-type="float">
            <text:p>8.19951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009161290323" calcext:value-type="float">
            <text:p>8.2300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193135483871" calcext:value-type="float">
            <text:p>7.8819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91096774194" calcext:value-type="float">
            <text:p>7.5959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81832258065" calcext:value-type="float">
            <text:p>7.28481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134" calcext:value-type="float">
            <text:p>7.168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08848" calcext:value-type="float">
            <text:p>7.18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899875" calcext:value-type="float">
            <text:p>7.2289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580885714286" calcext:value-type="float">
            <text:p>7.50580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678275" calcext:value-type="float">
            <text:p>7.7867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80567741936" calcext:value-type="float">
            <text:p>7.99480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73648" calcext:value-type="float">
            <text:p>8.22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713225" calcext:value-type="float">
            <text:p>8.2971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90512" calcext:value-type="float">
            <text:p>8.30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573058064516" calcext:value-type="float">
            <text:p>8.31573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16576" calcext:value-type="float">
            <text:p>8.13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617225" calcext:value-type="float">
            <text:p>8.2361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0616" calcext:value-type="float">
            <text:p>8.18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094475" calcext:value-type="float">
            <text:p>8.3209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079285714286" calcext:value-type="float">
            <text:p>8.52079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823375" calcext:value-type="float">
            <text:p>8.7282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575251612903" calcext:value-type="float">
            <text:p>9.1057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43704" calcext:value-type="float">
            <text:p>9.36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138925" calcext:value-type="float">
            <text:p>9.5913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9036" calcext:value-type="float">
            <text:p>9.55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4865" calcext:value-type="float">
            <text:p>9.6074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17264516129" calcext:value-type="float">
            <text:p>9.511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474012903226" calcext:value-type="float">
            <text:p>9.2647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093522580645" calcext:value-type="float">
            <text:p>8.76093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06735483871" calcext:value-type="float">
            <text:p>8.5890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322580645161" calcext:value-type="float">
            <text:p>8.6032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601765517241" calcext:value-type="float">
            <text:p>8.786017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54656" calcext:value-type="float">
            <text:p>9.13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64232258065" calcext:value-type="float">
            <text:p>9.30564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9496" calcext:value-type="float">
            <text:p>9.4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5032" calcext:value-type="float">
            <text:p>8.7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2912" calcext:value-type="float">
            <text:p>8.3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15125" calcext:value-type="float">
            <text:p>8.0681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93142857143" calcext:value-type="float">
            <text:p>8.15993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81875" calcext:value-type="float">
            <text:p>8.358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81535483871" calcext:value-type="float">
            <text:p>8.578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5708" calcext:value-type="float">
            <text:p>8.58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763225" calcext:value-type="float">
            <text:p>8.4876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922372413793" calcext:value-type="float">
            <text:p>9.239223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685703225807" calcext:value-type="float">
            <text:p>9.21685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227096774194" calcext:value-type="float">
            <text:p>8.9522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8268" calcext:value-type="float">
            <text:p>8.74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46144516129" calcext:value-type="float">
            <text:p>8.2346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692" calcext:value-type="float">
            <text:p>7.94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37935483871" calcext:value-type="float">
            <text:p>7.983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77351724138" calcext:value-type="float">
            <text:p>8.080773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92575" calcext:value-type="float">
            <text:p>8.1689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874525" calcext:value-type="float">
            <text:p>8.2487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8208" calcext:value-type="float">
            <text:p>8.2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553425" calcext:value-type="float">
            <text:p>8.4655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9803" calcext:value-type="float">
            <text:p>8.3298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7284" calcext:value-type="float">
            <text:p>7.98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9464" calcext:value-type="float">
            <text:p>7.87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470219354839" calcext:value-type="float">
            <text:p>7.58470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060925" calcext:value-type="float">
            <text:p>7.1606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045627586207" calcext:value-type="float">
            <text:p>7.250456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15065" calcext:value-type="float">
            <text:p>7.4815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93695483871" calcext:value-type="float">
            <text:p>7.6393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72032" calcext:value-type="float">
            <text:p>7.74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87275" calcext:value-type="float">
            <text:p>7.7448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7952" calcext:value-type="float">
            <text:p>7.78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05865" calcext:value-type="float">
            <text:p>7.7405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61225" calcext:value-type="float">
            <text:p>7.5656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65136" calcext:value-type="float">
            <text:p>7.10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109890909091" calcext:value-type="float">
            <text:p>6.691098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75304" calcext:value-type="float">
            <text:p>6.70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104425" calcext:value-type="float">
            <text:p>6.8310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81489655172" calcext:value-type="float">
            <text:p>6.979814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58503225807" calcext:value-type="float">
            <text:p>7.42158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323475" calcext:value-type="float">
            <text:p>7.5932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57381818182" calcext:value-type="float">
            <text:p>7.754573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37208" calcext:value-type="float">
            <text:p>7.77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747247058824" calcext:value-type="float">
            <text:p>7.657472470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09975" calcext:value-type="float">
            <text:p>7.6560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62632258065" calcext:value-type="float">
            <text:p>7.65362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2865" calcext:value-type="float">
            <text:p>7.6262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91392" calcext:value-type="float">
            <text:p>7.48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854482758621" calcext:value-type="float">
            <text:p>7.538544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9342" calcext:value-type="float">
            <text:p>7.68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354675" calcext:value-type="float">
            <text:p>7.8035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548" calcext:value-type="float">
            <text:p>7.94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51575" calcext:value-type="float">
            <text:p>7.9365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02712" calcext:value-type="float">
            <text:p>7.91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17975" calcext:value-type="float">
            <text:p>7.9151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52023529412" calcext:value-type="float">
            <text:p>7.8155202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8118" calcext:value-type="float">
            <text:p>7.548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7753" calcext:value-type="float">
            <text:p>7.1677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413625806452" calcext:value-type="float">
            <text:p>7.01413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06167741936" calcext:value-type="float">
            <text:p>6.99506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881522580645" calcext:value-type="float">
            <text:p>7.0388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703392" calcext:value-type="float">
            <text:p>7.297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7296" calcext:value-type="float">
            <text:p>7.43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05672727273" calcext:value-type="float">
            <text:p>7.485056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28576" calcext:value-type="float">
            <text:p>7.57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061316129032" calcext:value-type="float">
            <text:p>7.5606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807432258065" calcext:value-type="float">
            <text:p>7.42807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47784" calcext:value-type="float">
            <text:p>7.29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961316129032" calcext:value-type="float">
            <text:p>7.1796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31968" calcext:value-type="float">
            <text:p>6.88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128516129032" calcext:value-type="float">
            <text:p>6.8412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541228571429" calcext:value-type="float">
            <text:p>6.94541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357522580645" calcext:value-type="float">
            <text:p>7.0235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173574193549" calcext:value-type="float">
            <text:p>7.201735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65992" calcext:value-type="float">
            <text:p>7.48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565651612903" calcext:value-type="float">
            <text:p>7.57565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7696" calcext:value-type="float">
            <text:p>7.7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83329032258" calcext:value-type="float">
            <text:p>7.71183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998838709677" calcext:value-type="float">
            <text:p>7.6499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0848" calcext:value-type="float">
            <text:p>7.63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30038709677" calcext:value-type="float">
            <text:p>7.47930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964" calcext:value-type="float">
            <text:p>7.2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06838709677" calcext:value-type="float">
            <text:p>7.1470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186" calcext:value-type="float">
            <text:p>7.2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298477419355" calcext:value-type="float">
            <text:p>7.3629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34704516129" calcext:value-type="float">
            <text:p>7.4634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48725" calcext:value-type="float">
            <text:p>7.7084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833419354839" calcext:value-type="float">
            <text:p>7.6883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866525" calcext:value-type="float">
            <text:p>7.6086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434275" calcext:value-type="float">
            <text:p>7.3143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56903225807" calcext:value-type="float">
            <text:p>6.91256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862425" calcext:value-type="float">
            <text:p>6.5186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086348387097" calcext:value-type="float">
            <text:p>6.4908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416625" calcext:value-type="float">
            <text:p>6.6641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144275" calcext:value-type="float">
            <text:p>6.9714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85" calcext:value-type="float">
            <text:p>7.18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651277419355" calcext:value-type="float">
            <text:p>7.3965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464475" calcext:value-type="float">
            <text:p>7.4446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083303225807" calcext:value-type="float">
            <text:p>7.50083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07425" calcext:value-type="float">
            <text:p>7.4520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319225" calcext:value-type="float">
            <text:p>7.2531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953806451613" calcext:value-type="float">
            <text:p>7.1195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078" calcext:value-type="float">
            <text:p>7.101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300825806452" calcext:value-type="float">
            <text:p>7.1330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8595" calcext:value-type="float">
            <text:p>7.2578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1656" calcext:value-type="float">
            <text:p>7.37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79125" calcext:value-type="float">
            <text:p>7.4737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536748387097" calcext:value-type="float">
            <text:p>7.4753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224980645161" calcext:value-type="float">
            <text:p>7.65224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9685" calcext:value-type="float">
            <text:p>7.7489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87215483871" calcext:value-type="float">
            <text:p>7.7887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8204" calcext:value-type="float">
            <text:p>7.72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7333" calcext:value-type="float">
            <text:p>7.617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005780645161" calcext:value-type="float">
            <text:p>7.64005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74695" calcext:value-type="float">
            <text:p>7.9474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193677419355" calcext:value-type="float">
            <text:p>8.1219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10225" calcext:value-type="float">
            <text:p>8.181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95310344828" calcext:value-type="float">
            <text:p>8.30895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610575" calcext:value-type="float">
            <text:p>8.4661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992903225807" calcext:value-type="float">
            <text:p>8.64992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690967741936" calcext:value-type="float">
            <text:p>8.8269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9398" calcext:value-type="float">
            <text:p>8.899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64361290323" calcext:value-type="float">
            <text:p>8.83664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70475" calcext:value-type="float">
            <text:p>8.6867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8705" calcext:value-type="float">
            <text:p>8.4888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383380645161" calcext:value-type="float">
            <text:p>8.1338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6373" calcext:value-type="float">
            <text:p>7.5563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957775" calcext:value-type="float">
            <text:p>7.2895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5804137931" calcext:value-type="float">
            <text:p>7.37658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284125" calcext:value-type="float">
            <text:p>7.4928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36985" calcext:value-type="float">
            <text:p>7.4936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117987096774" calcext:value-type="float">
            <text:p>7.62117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23875" calcext:value-type="float">
            <text:p>7.672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093677419355" calcext:value-type="float">
            <text:p>7.7409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601575" calcext:value-type="float">
            <text:p>7.7460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25705" calcext:value-type="float">
            <text:p>7.6125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376541935484" calcext:value-type="float">
            <text:p>7.46376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033225" calcext:value-type="float">
            <text:p>7.2303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61024516129" calcext:value-type="float">
            <text:p>7.1861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99625" calcext:value-type="float">
            <text:p>7.2089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12579310345" calcext:value-type="float">
            <text:p>7.260125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96125" calcext:value-type="float">
            <text:p>7.3099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121075" calcext:value-type="float">
            <text:p>7.4012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76593548387" calcext:value-type="float">
            <text:p>7.5047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28875" calcext:value-type="float">
            <text:p>7.6442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006348387097" calcext:value-type="float">
            <text:p>7.7100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078575" calcext:value-type="float">
            <text:p>7.8107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94975" calcext:value-type="float">
            <text:p>7.5989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915612903226" calcext:value-type="float">
            <text:p>7.2591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201425" calcext:value-type="float">
            <text:p>6.9720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035948387097" calcext:value-type="float">
            <text:p>7.03035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879075" calcext:value-type="float">
            <text:p>7.0887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32064" calcext:value-type="float">
            <text:p>7.16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36685" calcext:value-type="float">
            <text:p>7.2536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46285" calcext:value-type="float">
            <text:p>7.3146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55561290322" calcext:value-type="float">
            <text:p>7.370555612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30925" calcext:value-type="float">
            <text:p>7.4273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661109677419" calcext:value-type="float">
            <text:p>7.3966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206675" calcext:value-type="float">
            <text:p>7.3920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565" calcext:value-type="float">
            <text:p>7.187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5625" calcext:value-type="float">
            <text:p>6.90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583716129032" calcext:value-type="float">
            <text:p>6.6858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75175" calcext:value-type="float">
            <text:p>6.807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310344827586" calcext:value-type="float">
            <text:p>6.96310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9643" calcext:value-type="float">
            <text:p>7.0496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6275" calcext:value-type="float">
            <text:p>7.306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84464516129" calcext:value-type="float">
            <text:p>7.4708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8995" calcext:value-type="float">
            <text:p>7.5778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41935483871" calcext:value-type="float">
            <text:p>7.5954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37035" calcext:value-type="float">
            <text:p>7.5337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379" calcext:value-type="float">
            <text:p>7.46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373703225807" calcext:value-type="float">
            <text:p>7.11373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151675" calcext:value-type="float">
            <text:p>6.8015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50624516129" calcext:value-type="float">
            <text:p>6.4850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6708" calcext:value-type="float">
            <text:p>6.42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024413793104" calcext:value-type="float">
            <text:p>6.420244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395825" calcext:value-type="float">
            <text:p>6.5239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571587096774" calcext:value-type="float">
            <text:p>6.5757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8768" calcext:value-type="float">
            <text:p>6.60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362787096774" calcext:value-type="float">
            <text:p>6.6336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3192" calcext:value-type="float">
            <text:p>6.7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147019354839" calcext:value-type="float">
            <text:p>6.87147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52929032258" calcext:value-type="float">
            <text:p>6.8035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02128" calcext:value-type="float">
            <text:p>6.63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372077419355" calcext:value-type="float">
            <text:p>6.3937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04776" calcext:value-type="float">
            <text:p>6.31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794322580645" calcext:value-type="float">
            <text:p>6.15794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445628571429" calcext:value-type="float">
            <text:p>6.15445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056825" calcext:value-type="float">
            <text:p>6.0705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170270967742" calcext:value-type="float">
            <text:p>6.10170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3648" calcext:value-type="float">
            <text:p>6.0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681548387097" calcext:value-type="float">
            <text:p>6.1068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474" calcext:value-type="float">
            <text:p>6.17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999070967742" calcext:value-type="float">
            <text:p>6.11999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76129032258" calcext:value-type="float">
            <text:p>5.9927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9288" calcext:value-type="float">
            <text:p>5.75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7528" calcext:value-type="float">
            <text:p>5.48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255948387097" calcext:value-type="float">
            <text:p>5.58255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819972413793" calcext:value-type="float">
            <text:p>5.618199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848180645161" calcext:value-type="float">
            <text:p>5.6984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906012903226" calcext:value-type="float">
            <text:p>5.7290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67272" calcext:value-type="float">
            <text:p>5.71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65904516129" calcext:value-type="float">
            <text:p>5.7565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9624" calcext:value-type="float">
            <text:p>5.7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502348387097" calcext:value-type="float">
            <text:p>5.4850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78176" calcext:value-type="float">
            <text:p>5.34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156541935484" calcext:value-type="float">
            <text:p>5.10156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308" calcext:value-type="float">
            <text:p>5.00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027587096774" calcext:value-type="float">
            <text:p>4.9602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579571428572" calcext:value-type="float">
            <text:p>5.005795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386141935484" calcext:value-type="float">
            <text:p>5.18386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009548387097" calcext:value-type="float">
            <text:p>5.6800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77304" calcext:value-type="float">
            <text:p>5.76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70967741936" calcext:value-type="float">
            <text:p>5.7027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5528" calcext:value-type="float">
            <text:p>5.8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869548387097" calcext:value-type="float">
            <text:p>5.9086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339174193548" calcext:value-type="float">
            <text:p>5.97339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63608" calcext:value-type="float">
            <text:p>6.03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860283870968" calcext:value-type="float">
            <text:p>5.97860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52408" calcext:value-type="float">
            <text:p>5.96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33367741936" calcext:value-type="float">
            <text:p>6.12333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38057142857" calcext:value-type="float">
            <text:p>6.14738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085806451613" calcext:value-type="float">
            <text:p>6.2508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333883870968" calcext:value-type="float">
            <text:p>6.53333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7272" calcext:value-type="float">
            <text:p>6.60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96255483871" calcext:value-type="float">
            <text:p>6.6396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5296" calcext:value-type="float">
            <text:p>6.72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66296774194" calcext:value-type="float">
            <text:p>6.75466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00903225807" calcext:value-type="float">
            <text:p>6.62300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71984" calcext:value-type="float">
            <text:p>6.33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20774193548" calcext:value-type="float">
            <text:p>6.0252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9472" calcext:value-type="float">
            <text:p>5.95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785677419355" calcext:value-type="float">
            <text:p>5.9578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371885714286" calcext:value-type="float">
            <text:p>6.02371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231587096774" calcext:value-type="float">
            <text:p>6.0423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550838709677" calcext:value-type="float">
            <text:p>6.0955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35488" calcext:value-type="float">
            <text:p>6.14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8864" calcext:value-type="float">
            <text:p>6.12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051148387097" calcext:value-type="float">
            <text:p>5.9605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81264516129" calcext:value-type="float">
            <text:p>5.6908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04075" calcext:value-type="float">
            <text:p>5.2790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6696" calcext:value-type="float">
            <text:p>5.30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81832258065" calcext:value-type="float">
            <text:p>5.37981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74620689655" calcext:value-type="float">
            <text:p>5.431746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456077419355" calcext:value-type="float">
            <text:p>5.4945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279070967742" calcext:value-type="float">
            <text:p>5.66279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31992" calcext:value-type="float">
            <text:p>5.68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82425806452" calcext:value-type="float">
            <text:p>5.6608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79592" calcext:value-type="float">
            <text:p>5.66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80567741935" calcext:value-type="float">
            <text:p>5.70880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13832258065" calcext:value-type="float">
            <text:p>5.65413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1288" calcext:value-type="float">
            <text:p>5.57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30975483871" calcext:value-type="float">
            <text:p>5.4630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8296" calcext:value-type="float">
            <text:p>5.44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074941935484" calcext:value-type="float">
            <text:p>5.43074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682057142857" calcext:value-type="float">
            <text:p>5.47682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55096774194" calcext:value-type="float">
            <text:p>5.4775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90425806452" calcext:value-type="float">
            <text:p>5.53890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29456" calcext:value-type="float">
            <text:p>5.48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78575483871" calcext:value-type="float">
            <text:p>5.4478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16096" calcext:value-type="float">
            <text:p>5.46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011329032258" calcext:value-type="float">
            <text:p>5.38011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073238709677" calcext:value-type="float">
            <text:p>5.22073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80544" calcext:value-type="float">
            <text:p>5.05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066916129032" calcext:value-type="float">
            <text:p>4.9606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91088" calcext:value-type="float">
            <text:p>4.9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835019354839" calcext:value-type="float">
            <text:p>4.7683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026828571429" calcext:value-type="float">
            <text:p>4.65026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23664516129" calcext:value-type="float">
            <text:p>4.5112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272258064516" calcext:value-type="float">
            <text:p>4.8227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40816" calcext:value-type="float">
            <text:p>5.17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43535483871" calcext:value-type="float">
            <text:p>5.4374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89832" calcext:value-type="float">
            <text:p>5.47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21032258065" calcext:value-type="float">
            <text:p>5.46821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746451612903" calcext:value-type="float">
            <text:p>5.2774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119587096774" calcext:value-type="float">
            <text:p>4.7011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22336" calcext:value-type="float">
            <text:p>4.6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441187096774" calcext:value-type="float">
            <text:p>4.5244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730914285714" calcext:value-type="float">
            <text:p>4.48730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696851612903" calcext:value-type="float">
            <text:p>4.3569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299483870968" calcext:value-type="float">
            <text:p>4.5429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81848" calcext:value-type="float">
            <text:p>4.62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29264516129" calcext:value-type="float">
            <text:p>4.57829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4664" calcext:value-type="float">
            <text:p>4.54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49703225806" calcext:value-type="float">
            <text:p>4.43149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887148387097" calcext:value-type="float">
            <text:p>4.26887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65771428572" calcext:value-type="float">
            <text:p>4.282657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206993548387" calcext:value-type="float">
            <text:p>4.2220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87466666667" calcext:value-type="float">
            <text:p>4.28887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709058064516" calcext:value-type="float">
            <text:p>3.95709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527034482759" calcext:value-type="float">
            <text:p>3.80527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845574193548" calcext:value-type="float">
            <text:p>3.8184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625187096774" calcext:value-type="float">
            <text:p>4.0062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62608" calcext:value-type="float">
            <text:p>3.96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508387096774" calcext:value-type="float">
            <text:p>3.8050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26264" calcext:value-type="float">
            <text:p>3.7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31638709677" calcext:value-type="float">
            <text:p>3.79731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484077419355" calcext:value-type="float">
            <text:p>3.92484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9972" calcext:value-type="float">
            <text:p>3.83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678713043478" calcext:value-type="float">
            <text:p>3.74678713043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54945454545" calcext:value-type="float">
            <text:p>3.980549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42864516129" calcext:value-type="float">
            <text:p>4.1424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35028571428" calcext:value-type="float">
            <text:p>4.1633502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301832258064" calcext:value-type="float">
            <text:p>4.31301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969238709677" calcext:value-type="float">
            <text:p>4.51969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294" calcext:value-type="float">
            <text:p>4.4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68103225807" calcext:value-type="float">
            <text:p>4.37968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79696" calcext:value-type="float">
            <text:p>4.27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917780645161" calcext:value-type="float">
            <text:p>4.40917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074503225806" calcext:value-type="float">
            <text:p>4.51074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28336" calcext:value-type="float">
            <text:p>4.33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410580645161" calcext:value-type="float">
            <text:p>4.2141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0824" calcext:value-type="float">
            <text:p>4.13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45367741936" calcext:value-type="float">
            <text:p>4.03545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87057142857" calcext:value-type="float">
            <text:p>3.97187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178090322581" calcext:value-type="float">
            <text:p>4.1217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6568" calcext:value-type="float">
            <text:p>4.0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13341935484" calcext:value-type="float">
            <text:p>3.9311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9568" calcext:value-type="float">
            <text:p>3.9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508" calcext:value-type="float">
            <text:p>3.8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854838709677" calcext:value-type="float">
            <text:p>3.7485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17528" calcext:value-type="float">
            <text:p>3.71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291535483871" calcext:value-type="float">
            <text:p>3.5629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79963636364" calcext:value-type="float">
            <text:p>3.453799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218" calcext:value-type="float">
            <text:p>3.47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234" calcext:value-type="float">
            <text:p>3.4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18904" calcext:value-type="float">
            <text:p>3.49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278812903226" calcext:value-type="float">
            <text:p>3.5527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71328" calcext:value-type="float">
            <text:p>3.5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594606451613" calcext:value-type="float">
            <text:p>3.5259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2584" calcext:value-type="float">
            <text:p>3.4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460490322581" calcext:value-type="float">
            <text:p>3.0946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2976" calcext:value-type="float">
            <text:p>2.9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555948387097" calcext:value-type="float">
            <text:p>2.91555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4048" calcext:value-type="float">
            <text:p>2.9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19741935484" calcext:value-type="float">
            <text:p>2.9191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65942857143" calcext:value-type="float">
            <text:p>2.93565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44136" calcext:value-type="float">
            <text:p>3.0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237894736842" calcext:value-type="float">
            <text:p>3.1923789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24752" calcext:value-type="float">
            <text:p>3.1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89733333333" calcext:value-type="float">
            <text:p>3.15789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91446153846" calcext:value-type="float">
            <text:p>3.154914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62632258064" calcext:value-type="float">
            <text:p>3.08162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086" calcext:value-type="float">
            <text:p>3.0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00774193548" calcext:value-type="float">
            <text:p>2.9010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7352" calcext:value-type="float">
            <text:p>2.85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267922580645" calcext:value-type="float">
            <text:p>2.9026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552490322581" calcext:value-type="float">
            <text:p>2.8355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890812903226" calcext:value-type="float">
            <text:p>2.9889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2432" calcext:value-type="float">
            <text:p>2.98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55535483871" calcext:value-type="float">
            <text:p>3.015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7488" calcext:value-type="float">
            <text:p>3.04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605677419355" calcext:value-type="float">
            <text:p>2.9860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557677419355" calcext:value-type="float">
            <text:p>2.9555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77616" calcext:value-type="float">
            <text:p>2.86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594141935484" calcext:value-type="float">
            <text:p>2.77594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3192" calcext:value-type="float">
            <text:p>2.7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91664516129" calcext:value-type="float">
            <text:p>2.7129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51" calcext:value-type="float">
            <text:p>2.7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53032258065" calcext:value-type="float">
            <text:p>2.69453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931329032258" calcext:value-type="float">
            <text:p>2.78931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54808" calcext:value-type="float">
            <text:p>2.80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927277419355" calcext:value-type="float">
            <text:p>2.80927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8288" calcext:value-type="float">
            <text:p>2.79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40929032258" calcext:value-type="float">
            <text:p>2.7954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53832258064" calcext:value-type="float">
            <text:p>2.75853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54" calcext:value-type="float">
            <text:p>2.5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3927" calcext:value-type="float">
            <text:p>2.4639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2416" calcext:value-type="float">
            <text:p>2.3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06709677419" calcext:value-type="float">
            <text:p>2.2820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437" calcext:value-type="float">
            <text:p>2.3534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0018" calcext:value-type="float">
            <text:p>2.430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413161290323" calcext:value-type="float">
            <text:p>2.4541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83848" calcext:value-type="float">
            <text:p>2.41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66735483871" calcext:value-type="float">
            <text:p>2.3406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3896" calcext:value-type="float">
            <text:p>2.30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822683870968" calcext:value-type="float">
            <text:p>2.2082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213109677419" calcext:value-type="float">
            <text:p>2.0321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01968" calcext:value-type="float">
            <text:p>1.93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06624516129" calcext:value-type="float">
            <text:p>1.7606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80336" calcext:value-type="float">
            <text:p>1.4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352051612903" calcext:value-type="float">
            <text:p>1.15352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3032551724138" calcext:value-type="float">
            <text:p>0.983032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688103225807" calcext:value-type="float">
            <text:p>1.02688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503019354839" calcext:value-type="float">
            <text:p>1.0650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4796" calcext:value-type="float">
            <text:p>1.0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308696774194" calcext:value-type="float">
            <text:p>1.0030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3768" calcext:value-type="float">
            <text:p>0.9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7014193548387" calcext:value-type="float">
            <text:p>0.93701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73135483871" calcext:value-type="float">
            <text:p>0.9477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276" calcext:value-type="float">
            <text:p>0.93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78064516129" calcext:value-type="float">
            <text:p>0.8627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694" calcext:value-type="float">
            <text:p>0.91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3616" calcext:value-type="float">
            <text:p>0.81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52140812353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991384615385" calcext:value-type="float">
            <text:p>0.7809913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972" meta:object-count="0"/>
    <meta:user-defined meta:name="AppVersion">3.0</meta:user-defined>
  </office:meta>
</office:document-meta>
</file>